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107800000BB810851C3A89269C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Gothic" svg:font-family="CenturyGothic" style:font-pitch="variable"/>
    <style:font-face style:name="CenturyGothic1" svg:font-family="CenturyGothic"/>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egoeUI" svg:font-family="SegoeUI"/>
    <style:font-face style:name="SegoeUI1" svg:font-family="SegoeUI"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3" style:family="graphic" style:parent-style-name="standard">
      <style:graphic-properties draw:stroke="none" draw:fill="none" draw:textarea-horizontal-align="left" draw:textarea-vertical-align="top" draw:auto-grow-height="true" draw:auto-grow-width="true" fo:min-height="1.479cm" fo:min-width="2.263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479cm" fo:min-width="2.707cm" fo:padding-top="0cm" fo:padding-bottom="0cm" fo:padding-left="0cm" fo:padding-right="0cm"/>
      <style:paragraph-properties style:writing-mode="lr-tb"/>
    </style:style>
    <style:style style:name="gr5"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1.479cm" fo:min-width="3.439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text-properties fo:font-size="36pt"/>
    </style:style>
    <style:style style:name="P3" style:family="paragraph">
      <loext:graphic-properties draw:fill="none"/>
      <style:paragraph-properties fo:text-align="start" style:writing-mode="lr-tb"/>
      <style:text-properties fo:font-size="36pt" style:font-size-asian="36pt" style:font-size-complex="36pt"/>
    </style:style>
    <style:style style:name="P4" style:family="paragraph">
      <loext:graphic-properties draw:fill="solid" draw:fill-color="#000000"/>
    </style:style>
    <style:style style:name="T1" style:family="text">
      <style:text-properties fo:color="#000000" loext:opacity="100%" style:font-name="CenturyGothic1" fo:font-size="36pt" fo:font-weight="normal" style:font-size-asian="36pt" style:font-weight-asian="normal" style:font-name-complex="CenturyGothic1" style:font-size-complex="3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7.845cm" svg:height="12.699cm" svg:x="0.083cm" svg:y="0.3cm">
          <draw:image xlink:href="Pictures/100000010000107800000BB810851C3A89269C2A.png" xlink:type="simple" xlink:show="embed" xlink:actuate="onLoad" draw:mime-type="image/png">
            <text:p/>
          </draw:image>
        </draw:frame>
        <draw:path draw:style-name="gr2" draw:text-style-name="P1" draw:layer="layout" svg:width="15.627cm" svg:height="10.08cm" svg:x="1.192cm" svg:y="2.357cm" svg:viewBox="0 0 15628 10081" svg:d="M5696 5050l-5480 3164M1266 10032l5481-3163M10996 4416l4414-2549M14360 49l-4415 2548M1484 9552l-6-105-15-109-26-112-35-113-45-113-53-112-62-108-68-104-74-97-80-89-83-81-86-71-88-59-88-48-87-35-85-22-81-9-77 4-72 18-64 31-58 44-49 56-40 67-31 78-21 87-10 94v102l10 107 21 111 31 112 40 114 49 113 58 110 64 106 72 100 77 94 81 85 85 76 87 65 88 54 88 41 86 29 83 16 80 2 74-11 68-25 62-38 53-50 45-61 35-73 26-82 15-91zM1190 9382l-5-82-16-86-25-89-36-88-43-87-52-82-57-77-63-68-66-60-69-48-68-37-68-24-64-10-61 3-54 16-48 30-40 42-30 54-21 64-10 72v79l10 85 21 87 30 89 40 88 48 85 54 79 61 73 64 64 68 54 68 43 69 30 66 18 63 3 57-9 52-24 43-36 36-48 25-58 16-69zM6965 6388l-5-104-16-109-26-112-35-114-45-113-53-112-62-108-68-103-75-97-80-90-83-81-86-70-88-60-88-48-87-35-84-22-82-9-77 5-71 18-58 26M6747 6869l38-25 53-50 45-62 35-72 26-83 16-91 5-98M4630 4020l3183 1837M7813 8715v-2858M5680 7484l2133 1231M4630 4020v1646M7813 5857l3183-1837M7813 8715l3183-1837M10996 6878v-2858M15628 1387l-5-105-16-109-26-112-35-113-45-114-53-111-61-108-69-104-74-97-80-89-83-81-86-71-88-59-88-48-87-35-84-23-82-8-77 4-71 18-58 27M15410 1867l38-25 53-50 45-61 35-73 26-82 16-91 5-98M7813 5041l-3183-1837M7813 5857v-816M4630 4020l3183 1837M4630 3204v816M7813 5041l3183-1837M4630 3204l3183-1838M10996 3204l-3183-1838M7813 5857l3183-1837M10996 4020v-816">
          <text:p/>
        </draw:path>
        <draw:frame draw:style-name="gr3" draw:text-style-name="P3" draw:layer="layout" svg:width="2.263cm" svg:height="1.479cm" svg:x="11.186cm" svg:y="0.507cm">
          <draw:text-box>
            <text:p text:style-name="P2"><text:span text:style-name="T1">Tile</text:span></text:p>
          </draw:text-box>
        </draw:frame>
        <draw:frame draw:style-name="gr4" draw:text-style-name="P3" draw:layer="layout" svg:width="2.707cm" svg:height="1.479cm" svg:x="16.095cm" svg:y="0.507cm">
          <draw:text-box>
            <text:p text:style-name="P2"><text:span text:style-name="T1">Pipe</text:span></text:p>
          </draw:text-box>
        </draw:frame>
        <draw:path draw:style-name="gr5" draw:text-style-name="P1" draw:layer="layout" svg:width="10.98cm" svg:height="8.91cm" svg:x="8.335cm" svg:y="1.963cm" svg:viewBox="0 0 10981 8911" svg:d="M4673 0h-1872M2801 0l-2801 3721M10406 0h-2696M7710 0l-1210 1943M10981 8911h-3271M7710 8911l-4961-2411">
          <text:p/>
        </draw:path>
        <draw:path draw:style-name="gr6" draw:text-style-name="P4" draw:layer="layout" svg:width="6.695cm" svg:height="4.751cm" svg:x="8.237cm" svg:y="3.809cm" svg:viewBox="0 0 6696 4752" svg:d="M39 1952l12 7 13 6 14 4 14 2h14l14-2 14-5 12-6 12-8 11-9 9-12 7-12 5-13 4-14 1-14v-14l-3-14-5-14-7-12-8-12-10-10-11-8-13-7-13-5-14-3-15-1-14 1-14 4-13 5-12 7-11 9-10 10-8 12-7 13-4 13-2 14-1 14 2 15 4 13 5 13 8 12 9 11 11 10 59-78zM6547 180l13 7 13 4 14 3 15 1 14-2 14-3 13-6 12-7 11-9 10-11 8-11 6-13 4-14 2-14v-14l-2-14-4-14-6-13-7-12-10-10-11-10-12-7-13-6-14-4-14-1h-14l-14 3-13 4-13 6-12 9-10 9-9 12-7 12-5 13-4 14-1 14 1 14 3 14 5 14 7 12 9 12 10 10 11 8 52-83zM2760 4611l-5 14-3 14-1 14 1 14 2 14 5 13 7 13 9 11 10 10 11 9 13 6 13 5 14 3 14 1 15-2 14-3 13-5 12-8 11-9 10-10 8-12 6-13 4-13 3-14v-15l-2-14-4-13-6-13-8-12-9-11-11-9-12-8-13-6-14-4-14-1h-14l-14 2-14 5-12 6-12 8-10 10-9 11-8 12 88 43z">
          <text:p/>
        </draw:path>
        <draw:frame draw:style-name="gr7" draw:text-style-name="P3" draw:layer="layout" svg:width="3.439cm" svg:height="1.479cm" svg:x="16.095cm" svg:y="9.418cm">
          <draw:text-box>
            <text:p text:style-name="P2"><text:span text:style-name="T1">Bloc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Gothic" svg:font-family="CenturyGothic" style:font-pitch="variable"/>
    <style:font-face style:name="CenturyGothic1" svg:font-family="CenturyGothic"/>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egoeUI" svg:font-family="SegoeUI"/>
    <style:font-face style:name="SegoeUI1" svg:font-family="SegoeUI"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DejaVu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cm" fo:margin-right="0cm" fo:page-width="20cm" fo:page-height="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2-22T12:28:53.026267407</dc:date>
    <meta:editing-duration>PT42S</meta:editing-duration>
    <meta:editing-cycles>1</meta:editing-cycles>
    <meta:document-statistic meta:object-count="7"/>
    <meta:generator>LibreOffice/7.3.7.2$Linux_X86_64 LibreOffice_project/30$Build-2</meta:generator>
  </office:meta>
</office:document-meta>
</file>